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Registration.setOptimizeLocations( boolean optimize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setCacheControl( CacheControl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resourceChain( boolean cacheResources ,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setMediaTypes( Map &lt; String , MediaType &gt; media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andlerRegistration.addResourceLocations( String ... resource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resourceChain( boolean cache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setUseLastModified( boolean us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getPath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Registration.ResourceHandlerRegistration( ResourceLoader resourceLoader , String ... 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andlerRegistration.getRequestHand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